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IPAexゴシック" svg:font-family="IPAexゴシック" style:font-family-generic="swiss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roman" style:font-pitch="variable"/>
    <style:font-face style:name="Noto Serif CJK JP1" svg:font-family="'Noto Serif CJK JP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>
      <style:graphic-properties draw:textarea-horizontal-align="justify" draw:textarea-vertical-align="middle" draw:auto-grow-height="false" fo:min-height="3.286cm" fo:min-width="3.036cm" loext:decorative="false"/>
    </style:style>
    <style:style style:name="gr3" style:family="graphic" style:parent-style-name="standard">
      <style:graphic-properties draw:textarea-horizontal-align="justify" draw:textarea-vertical-align="middle" draw:auto-grow-height="false" fo:min-height="0.457cm" fo:min-width="0.207cm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0.991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style:font-name="IPAexゴシック" fo:font-size="14pt" style:font-name-asian="IPAexゴシック" style:font-size-asian="14pt" style:font-size-complex="14pt"/>
    </style:style>
    <style:style style:name="P3" style:family="paragraph">
      <loext:graphic-properties draw:fill="none" draw:fill-color="#ffffff"/>
      <style:text-properties style:font-name="IPAexゴシック" fo:font-size="14pt" style:font-name-asian="IPAexゴシック" style:font-size-asian="14pt" style:font-size-complex="14pt"/>
    </style:style>
    <style:style style:name="T1" style:family="text">
      <style:text-properties style:font-name="IPAexゴシック" fo:font-size="14pt" style:font-name-asian="IPAexゴシック" style:font-size-asian="14pt" style:font-size-complex="14pt"/>
    </style:style>
    <style:style style:name="T2" style:family="text">
      <style:text-properties style:text-position="sub 58%" style:font-name="IPAexゴシック" fo:font-size="14pt" style:font-name-asian="IPAexゴシック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g draw:style-name="gr1">
          <draw:custom-shape draw:style-name="gr2" draw:text-style-name="P1" draw:layer="layout" svg:width="5cm" svg:height="5cm" svg:x="2cm" svg:y="1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999cm" svg:height="0.999cm" svg:x="4cm" svg:y="3.7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text-style-name="P3" draw:layer="layout" svg:width="2cm" svg:height="1.241cm" svg:x="3.75cm" svg:y="5.259cm">
            <draw:text-box>
              <text:p text:style-name="P2"><text:span text:style-name="T1">気温</text:span></text:p>
              <text:p text:style-name="P2"><text:span text:style-name="T1">Temp</text:span></text:p>
            </draw:text-box>
          </draw:frame>
        </draw:g>
        <draw:g draw:style-name="gr1">
          <draw:custom-shape draw:style-name="gr2" draw:text-style-name="P1" draw:layer="layout" svg:width="5cm" svg:height="5cm" svg:x="9.25cm" svg:y="1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999cm" svg:height="0.999cm" svg:x="11.25cm" svg:y="3.7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text-style-name="P3" draw:layer="layout" svg:width="2cm" svg:height="1.241cm" svg:x="11cm" svg:y="5.259cm">
            <draw:text-box>
              <text:p text:style-name="P2"><text:span text:style-name="T1">湿度</text:span></text:p>
              <text:p text:style-name="P2"><text:span text:style-name="T1">Humi</text:span></text:p>
            </draw:text-box>
          </draw:frame>
        </draw:g>
        <draw:g draw:style-name="gr1">
          <draw:custom-shape draw:style-name="gr2" draw:text-style-name="P1" draw:layer="layout" svg:width="5cm" svg:height="5cm" svg:x="2cm" svg:y="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999cm" svg:height="0.999cm" svg:x="4cm" svg:y="10.0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text-style-name="P3" draw:layer="layout" svg:width="2cm" svg:height="1.241cm" svg:x="3.75cm" svg:y="11.509cm">
            <draw:text-box>
              <text:p text:style-name="P2"><text:span text:style-name="T1">照度</text:span></text:p>
              <text:p text:style-name="P2"><text:span text:style-name="T1">Radia</text:span></text:p>
            </draw:text-box>
          </draw:frame>
        </draw:g>
        <draw:g draw:style-name="gr1">
          <draw:custom-shape draw:style-name="gr2" draw:text-style-name="P1" draw:layer="layout" svg:width="5cm" svg:height="5cm" svg:x="9.25cm" svg:y="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999cm" svg:height="0.999cm" svg:x="11.25cm" svg:y="10.0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text-style-name="P3" draw:layer="layout" svg:width="2cm" svg:height="1.241cm" svg:x="11cm" svg:y="11.509cm">
            <draw:text-box>
              <text:p text:style-name="P2"><text:span text:style-name="T1">CO</text:span><text:span text:style-name="T2">2</text:span></text:p>
            </draw:text-box>
          </draw:fram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IPAexゴシック" svg:font-family="IPAexゴシック" style:font-family-generic="swiss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roman" style:font-pitch="variable"/>
    <style:font-face style:name="Noto Serif CJK JP1" svg:font-family="'Noto Serif CJK JP'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塗りつぶし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塗りつぶし_20__ff08_青_ff09_" draw:display-name="塗りつぶし （青）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塗りつぶし_ff08_緑_ff09_" draw:display-name="塗りつぶし（緑）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塗りつぶし_ff08_赤_ff09_" draw:display-name="塗りつぶし（赤）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塗りつぶし_ff08_黄_ff09_" draw:display-name="塗りつぶし（黄）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erif CJK JP" fo:font-size="24pt" fo:language="en" fo:country="US" style:font-name-asian="Noto Serif CJK JP1" style:font-size-asian="24pt" style:language-asian="ja" style:country-asian="JP" style:font-name-complex="Noto Sans CJK JP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none" draw:fill-color="#729fcf" loext:fill-use-slide-background="false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" style:font-family-asian="'Noto Sans CJK J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4T12:34:24.447432929</meta:creation-date>
    <dc:date>2024-03-24T12:46:40.267728776</dc:date>
    <meta:editing-duration>PT1M27S</meta:editing-duration>
    <meta:editing-cycles>1</meta:editing-cycles>
    <meta:document-statistic meta:object-count="16"/>
    <meta:generator>LibreOffice/24.2.1.2$Linux_X86_64 LibreOffice_project/47cb2a8f5842ca5ed1da82b752a3c58b1b107b25</meta:generator>
  </office:meta>
</office:document-meta>
</file>